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style:font-weight-asian="bold" style:font-weight-complex="bold"/>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list-style-name="L1"/>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style="italic" fo:font-weight="bold" style:font-style-asian="italic" style:font-weight-asian="bold" style:font-style-complex="italic" style:font-weight-complex="bold"/>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T1"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eller Script Language</text:h>
      <text:h text:style-name="Heading_20_2" text:outline-level="2">Purpose</text:h>
      <text:p text:style-name="Text_20_body">The purpose of this document is to describe how the Mueller Scripting Language (hereafter referred to as MSL) came to be and how it can be used to augment the process of developing code for the Mueller project.</text:p>
      <text:h text:style-name="Heading_20_2" text:outline-level="2">Scope</text:h>
      <text:p text:style-name="Text_20_body">This document applies to the 1.0 release of the MSL</text:p>
      <text:h text:style-name="Heading_20_2" text:outline-level="2">Description</text:h>
      <text:p text:style-name="Text_20_body">Since early in the life of the Mueller project, simple patterns of development have evolved that have made the code that the team writes more consistent. <text:s/>This was especially true for the back end code written in C#, but recently the front end Flex code began to settle into certain patterns of regularity as well. <text:s/>On the one hand this is a very good thing, for it means that with minimal training developers can become proficient readers of the code. <text:s/>The down side is that the patterns followed entail building a significant amount of boilerplate code, which impacts progress in the following ways:</text:p>
      <text:list xml:id="list27344030" text:style-name="L1">
        <text:list-item>
          <text:p text:style-name="P3">With boilerplate, there is a natural tendency to copy and paste code. <text:s/>This practice makes it easy to introduce errors and/or bugs.</text:p>
        </text:list-item>
        <text:list-item>
          <text:p text:style-name="P3">Having to create boilerplate, even when copy and paste is successfully applied, naturally involves a fair amount of time and effort.</text:p>
        </text:list-item>
        <text:list-item>
          <text:p text:style-name="P3">Consistency is usually followed when such artifacts are created, but this is by no means enforced.</text:p>
        </text:list-item>
      </text:list>
      <text:p text:style-name="Text_20_body">Recognizing this, I began to think early in the year about putting together a tool that would alleviate the creation of most of this boilerplate, allowing developers to focus more on reasoning about and defining the behavior for the system. <text:s/>I envisioned and reviewed with some members of the team a scripting language that would be expressive enough to allow the aspects of the code that varied to be declared, but simple enough for programmers to be able to easily read and extend. <text:s/>This document describes the result.</text:p>
      <text:h text:style-name="Heading_20_3" text:outline-level="3">Mueller Anatomy – The Artifacts That Make Up The System</text:h>
      <text:p text:style-name="Text_20_body">Like most well designed systems, Mueller is composed of a number of software layers, each of which are comprised of a number of files or artifacts. <text:s/>Adding new behavior to the system often means the creation of many such artifacts, which it is helpful to detail here.</text:p>
      <text:p text:style-name="Text_20_body">From the highest levels, the most basic division in the system is between the so-called front end and back end code bases, the former written in Flex and the latter in C#. <text:s/>I'll break down each of these in turn and describe where MSL can be leveraged.</text:p>
      <text:p text:style-name="P1">The Back End</text:p>
      <text:p text:style-name="Text_20_body">The C# code is comprised of three main layers. <text:s/>Each of these, and the file artifacts that they break into, are as follows:</text:p>
      <text:p text:style-name="Text_20_body"><text:soft-page-break/><text:span text:style-name="T1">DAO</text:span> </text:p>
      <text:p text:style-name="Text_20_body">This is the low-level component that is designed to communicate with the database. <text:s/>Files of this sort are usually but not always named after database tables. <text:s/>As an example, if a database had a table for a Person abstraction, there would likely be a corresponding PersonDao.cs file at this level, as well as an interface file (IPersonDao.cs).</text:p>
      <text:p text:style-name="Text_20_body"><text:s/>The type of information exchanged with the database from the DAO would be modeled in an entity structure that would typically reflect the structure of an appropriate database table. <text:s/>Such an artifact might be called Person.cs.</text:p>
      <text:p text:style-name="Text_20_body">The framework being used to communicate information between the DAO and the database is known as NHibernate and implies additional file artifacts, such as a transitional XML mapping from relational to object code and a dependency injection mapping.</text:p>
      <text:p text:style-name="Text_20_body">At this level, MSL can be used to declare the DAO artifacts. <text:s/>While it doesn't generate behavior, it will automatically create an interface file as well as a stubbed out implementation. <text:s/>In addition, to satisfy dependency injection, MSL automatically updates the DAO.XML file on which Spring.Net relies.</text:p>
      <text:p text:style-name="P2">Business Layer</text:p>
      <text:p text:style-name="Text_20_body">This layer is the real meat of the back end application and is comprised of a number of file artifacts. <text:s/>Chief among these are so-called factories, which is a misnomer for a collection of business intelligence that deals primarily with collecting and transforming data between the DAO/database layer and the front end.</text:p>
      <text:p text:style-name="Text_20_body">[MORE DETAIL HERE]</text:p>
      <text:p text:style-name="Text_20_body"/>
      <text:p text:style-name="P2">Service Layer</text:p>
      <text:list xml:id="list27328063" text:style-name="L2">
        <text:list-item>
          <text:p text:style-name="P6">Be sure to mention the different service namespaces!</text:p>
        </text:list-item>
      </text:list>
      <text:p text:style-name="Text_20_body"/>
      <text:p text:style-name="P1">The Front End</text:p>
      <text:list xml:id="list27325145" text:style-name="L3">
        <text:list-item>
          <text:p text:style-name="P7">Portals</text:p>
          <text:list>
            <text:list-item>
              <text:p text:style-name="P7">Utility</text:p>
            </text:list-item>
            <text:list-item>
              <text:p text:style-name="P7">Consumer</text:p>
            </text:list-item>
            <text:list-item>
              <text:p text:style-name="P7">Common</text:p>
            </text:list-item>
          </text:list>
        </text:list-item>
        <text:list-item>
          <text:p text:style-name="P7">Commands</text:p>
          <text:list>
            <text:list-item>
              <text:p text:style-name="P7">Correspondence with service layer</text:p>
            </text:list-item>
          </text:list>
        </text:list-item>
      </text:list>
      <text:list xml:id="list27331788" text:style-name="L4">
        <text:list-item>
          <text:p text:style-name="P8">Events</text:p>
          <text:list>
            <text:list-item>
              <text:p text:style-name="P8">Request</text:p>
              <text:list>
                <text:list-item>
                  <text:p text:style-name="P8">Contains the payload to be delivered to a back end service</text:p>
                </text:list-item>
              </text:list>
            </text:list-item>
            <text:list-item>
              <text:p text:style-name="P8">Response</text:p>
              <text:list>
                <text:list-item>
                  <text:p text:style-name="P8">Contains the payload returned by a back end service</text:p>
                </text:list-item>
              </text:list>
            </text:list-item>
          </text:list>
        </text:list-item>
      </text:list>
      <text:list xml:id="list27339562" text:style-name="L5">
        <text:list-item>
          <text:p text:style-name="P9">Presentation </text:p>
          <text:list>
            <text:list-item>
              <text:p text:style-name="P9"><text:soft-page-break/>Presentation Models</text:p>
              <text:list>
                <text:list-item>
                  <text:p text:style-name="P9">transitive state of the front end</text:p>
                </text:list-item>
                <text:list-item>
                  <text:p text:style-name="P9">information often assembled and events fired for communicating to back end</text:p>
                </text:list-item>
              </text:list>
            </text:list-item>
            <text:list-item>
              <text:p text:style-name="P9">Controllers</text:p>
              <text:list>
                <text:list-item>
                  <text:p text:style-name="P9">bit of a misnomer for what is basically menu representation</text:p>
                </text:list-item>
              </text:list>
            </text:list-item>
          </text:list>
        </text:list-item>
        <text:list-item>
          <text:p text:style-name="P9"/>
        </text:list-item>
      </text:list>
      <text:p text:style-name="Text_20_body">MSL Artifact Coverage</text:p>
      <text:list xml:id="list27349278" text:style-name="L6">
        <text:list-item>
          <text:p text:style-name="P10">Generation artifacts</text:p>
          <text:list>
            <text:list-item>
              <text:p text:style-name="P10">Script file</text:p>
            </text:list-item>
            <text:list-item>
              <text:p text:style-name="P10">Properties file </text:p>
            </text:list-item>
          </text:list>
        </text:list-item>
      </text:list>
      <text:list xml:id="list27347719" text:style-name="L7">
        <text:list-item>
          <text:p text:style-name="P11">Back End</text:p>
          <text:list>
            <text:list-item>
              <text:p text:style-name="P11">DAO</text:p>
              <text:list>
                <text:list-item>
                  <text:p text:style-name="P11">No coverage.</text:p>
                </text:list-item>
                <text:list-item>
                  <text:p text:style-name="P11">Explain Hibernate tool</text:p>
                </text:list-item>
              </text:list>
            </text:list-item>
            <text:list-item>
              <text:p text:style-name="P11">Business</text:p>
              <text:list>
                <text:list-item>
                  <text:p text:style-name="P11">Factory and IFactory</text:p>
                </text:list-item>
                <text:list-item>
                  <text:p text:style-name="P11">FactoryTest and IfactoryTest</text:p>
                </text:list-item>
              </text:list>
            </text:list-item>
            <text:list-item>
              <text:p text:style-name="P11">Service</text:p>
              <text:list>
                <text:list-item>
                  <text:p text:style-name="P11">IService and Service</text:p>
                </text:list-item>
                <text:list-item>
                  <text:p text:style-name="P11">Talk to different namespaces</text:p>
                </text:list-item>
              </text:list>
            </text:list-item>
          </text:list>
        </text:list-item>
      </text:list>
      <text:list xml:id="list27331890" text:style-name="L8">
        <text:list-item>
          <text:p text:style-name="P12">Front End</text:p>
        </text:list-item>
      </text:li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Thompson</meta:initial-creator>
    <meta:creation-date>2011-01-26T08:35:03.55</meta:creation-date>
    <dc:date>2011-05-19T07:28:24.76</dc:date>
    <dc:creator>Steve Thompson</dc:creator>
    <meta:editing-duration>P1DT1H5M42S</meta:editing-duration>
    <meta:editing-cycles>6</meta:editing-cycles>
    <meta:generator>OpenOffice.org/3.3$Win32 OpenOffice.org_project/330m18$Build-9556</meta:generator>
    <meta:document-statistic meta:table-count="0" meta:image-count="0" meta:object-count="0" meta:page-count="3" meta:paragraph-count="59" meta:word-count="815" meta:character-count="4729"/>
  </office:meta>
</office:document-meta>
</file>